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35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ta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ButtonPushEvent?language=Basic&amp;location=document" xlink:type="simple"/>
              </office:event-listeners>
            </form:button>
          </form:form>
        </office:forms>
        <draw:frame draw:style-name="gr1" draw:text-style-name="P1" draw:layer="layout" svg:width="27.7cm" svg:height="1.7cm" svg:x="1cm" svg:y="18.4cm">
          <draw:text-box>
            <text:p>48 Frames per second. 21 millisecs</text:p>
          </draw:text-box>
        </draw:frame>
        <draw:circle draw:style-name="gr2" draw:text-style-name="P2" draw:layer="L 5" svg:width="1cm" svg:height="1cm" svg:x="1cm" svg:y="1cm">
          <text:p/>
        </draw:circle>
        <draw:circle draw:style-name="gr2" draw:text-style-name="P2" draw:layer="L 6" svg:width="1cm" svg:height="1cm" svg:x="2cm" svg:y="1cm">
          <text:p/>
        </draw:circle>
        <draw:circle draw:style-name="gr2" draw:text-style-name="P2" draw:layer="L 7" svg:width="1cm" svg:height="1cm" svg:x="3cm" svg:y="1cm">
          <text:p/>
        </draw:circle>
        <draw:circle draw:style-name="gr2" draw:text-style-name="P2" draw:layer="L 8" svg:width="1cm" svg:height="1cm" svg:x="4cm" svg:y="1cm">
          <text:p/>
        </draw:circle>
        <draw:circle draw:style-name="gr2" draw:text-style-name="P2" draw:layer="L 9" svg:width="1cm" svg:height="1cm" svg:x="5cm" svg:y="1cm">
          <text:p/>
        </draw:circle>
        <draw:circle draw:style-name="gr2" draw:text-style-name="P2" draw:layer="L 10" svg:width="1cm" svg:height="1cm" svg:x="6cm" svg:y="1cm">
          <text:p/>
        </draw:circle>
        <draw:circle draw:style-name="gr2" draw:text-style-name="P2" draw:layer="L 11" svg:width="1cm" svg:height="1cm" svg:x="7cm" svg:y="1cm">
          <text:p/>
        </draw:circle>
        <draw:circle draw:style-name="gr2" draw:text-style-name="P2" draw:layer="L 12" svg:width="1cm" svg:height="1cm" svg:x="8cm" svg:y="1cm">
          <text:p/>
        </draw:circle>
        <draw:circle draw:style-name="gr2" draw:text-style-name="P2" draw:layer="L 13" svg:width="1cm" svg:height="1cm" svg:x="9cm" svg:y="1cm">
          <text:p/>
        </draw:circle>
        <draw:circle draw:style-name="gr2" draw:text-style-name="P2" draw:layer="L 14" svg:width="1cm" svg:height="1cm" svg:x="10cm" svg:y="1cm">
          <text:p/>
        </draw:circle>
        <draw:circle draw:style-name="gr2" draw:text-style-name="P2" draw:layer="L 15" svg:width="1cm" svg:height="1cm" svg:x="11cm" svg:y="1cm">
          <text:p/>
        </draw:circle>
        <draw:circle draw:style-name="gr2" draw:text-style-name="P2" draw:layer="L 16" svg:width="1cm" svg:height="1cm" svg:x="12cm" svg:y="1cm">
          <text:p/>
        </draw:circle>
        <draw:circle draw:style-name="gr2" draw:text-style-name="P2" draw:layer="L 17" svg:width="1cm" svg:height="1cm" svg:x="13cm" svg:y="1cm">
          <text:p/>
        </draw:circle>
        <draw:circle draw:style-name="gr2" draw:text-style-name="P2" draw:layer="L 18" svg:width="1cm" svg:height="1cm" svg:x="14cm" svg:y="1cm">
          <text:p/>
        </draw:circle>
        <draw:circle draw:style-name="gr2" draw:text-style-name="P2" draw:layer="L 19" svg:width="1cm" svg:height="1cm" svg:x="15cm" svg:y="1cm">
          <text:p/>
        </draw:circle>
        <draw:circle draw:style-name="gr2" draw:text-style-name="P2" draw:layer="L 20" svg:width="1cm" svg:height="1cm" svg:x="16cm" svg:y="1cm">
          <text:p/>
        </draw:circle>
        <draw:circle draw:style-name="gr2" draw:text-style-name="P2" draw:layer="L 21" svg:width="1cm" svg:height="1cm" svg:x="17cm" svg:y="1cm">
          <text:p/>
        </draw:circle>
        <draw:circle draw:style-name="gr2" draw:text-style-name="P2" draw:layer="L 22" svg:width="1cm" svg:height="1cm" svg:x="18cm" svg:y="1cm">
          <text:p/>
        </draw:circle>
        <draw:circle draw:style-name="gr2" draw:text-style-name="P2" draw:layer="L 23" svg:width="1cm" svg:height="1cm" svg:x="19cm" svg:y="1cm">
          <text:p/>
        </draw:circle>
        <draw:circle draw:style-name="gr2" draw:text-style-name="P2" draw:layer="L 24" svg:width="1cm" svg:height="1cm" svg:x="20cm" svg:y="1cm">
          <text:p/>
        </draw:circle>
        <draw:circle draw:style-name="gr2" draw:text-style-name="P2" draw:layer="L 25" svg:width="1cm" svg:height="1cm" svg:x="21cm" svg:y="1cm">
          <text:p/>
        </draw:circle>
        <draw:circle draw:style-name="gr2" draw:text-style-name="P2" draw:layer="L 26" svg:width="1cm" svg:height="1cm" svg:x="22cm" svg:y="1cm">
          <text:p/>
        </draw:circle>
        <draw:circle draw:style-name="gr2" draw:text-style-name="P2" draw:layer="L 27" svg:width="1cm" svg:height="1cm" svg:x="23cm" svg:y="1cm">
          <text:p/>
        </draw:circle>
        <draw:circle draw:style-name="gr2" draw:text-style-name="P2" draw:layer="L 28" svg:width="1cm" svg:height="1cm" svg:x="24cm" svg:y="1cm">
          <text:p/>
        </draw:circle>
        <draw:circle draw:style-name="gr2" draw:text-style-name="P2" draw:layer="L 29" svg:width="1cm" svg:height="1cm" svg:x="25cm" svg:y="1cm">
          <text:p/>
        </draw:circle>
        <draw:circle draw:style-name="gr2" draw:text-style-name="P2" draw:layer="L 30" svg:width="1cm" svg:height="1cm" svg:x="26cm" svg:y="1cm">
          <text:p/>
        </draw:circle>
        <draw:circle draw:style-name="gr2" draw:text-style-name="P2" draw:layer="L 31" svg:width="1cm" svg:height="1cm" svg:x="27cm" svg:y="1cm">
          <text:p/>
        </draw:circle>
        <draw:control draw:style-name="standard" draw:text-style-name="P3" draw:layer="controls" svg:width="3.6cm" svg:height="0.5cm" svg:x="1cm" svg:y="20.3cm" draw:control="control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 5"/>
      <draw:layer draw:name="L 6"/>
      <draw:layer draw:name="L 7"/>
      <draw:layer draw:name="L 8"/>
      <draw:layer draw:name="L 9"/>
      <draw:layer draw:name="L 10"/>
      <draw:layer draw:name="L 11"/>
      <draw:layer draw:name="L 12"/>
      <draw:layer draw:name="L 13"/>
      <draw:layer draw:name="L 14"/>
      <draw:layer draw:name="L 15"/>
      <draw:layer draw:name="L 16"/>
      <draw:layer draw:name="L 17"/>
      <draw:layer draw:name="L 18"/>
      <draw:layer draw:name="L 19"/>
      <draw:layer draw:name="L 20"/>
      <draw:layer draw:name="L 21"/>
      <draw:layer draw:name="L 22"/>
      <draw:layer draw:name="L 23"/>
      <draw:layer draw:name="L 24"/>
      <draw:layer draw:name="L 25"/>
      <draw:layer draw:name="L 26"/>
      <draw:layer draw:name="L 27"/>
      <draw:layer draw:name="L 28"/>
      <draw:layer draw:name="L 29"/>
      <draw:layer draw:name="L 30"/>
      <draw:layer draw:name="L 31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09:59:25.336021906</meta:creation-date>
    <dc:date>2019-01-24T22:31:09.714325268</dc:date>
    <meta:editing-duration>PT3H44M26S</meta:editing-duration>
    <meta:editing-cycles>27</meta:editing-cycles>
    <meta:generator>LibreOffice/5.2.7.2$Linux_X86_64 LibreOffice_project/20m0$Build-2</meta:generator>
    <meta:document-statistic meta:object-count="2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 Create a simple animation of 27 circles that appear to move from left to right
' across a page.

Dim oDialog1 AS Object
Public oDoc as Object
Public oPages as Object
Public oPage0 as Object
Public oLM as Object
Public oDialog1 as Object

sub create_balls
	msgbox "This was run once to create the circles on the layers"
	
	oDoc = ThisComponent
	oPages = oDoc.DrawPages()
	'msgbox oPages.Count
	oPage0 = oPages.getByIndex(0)
	
	oDoc.setTitle("27 Circles")	
    oLM = oDoc.getLayerManager()
    'msgbox oLM.DBG_Properties
    'msgbox oLM.DBG_Methods
    
	Dim CircleShape As Object
	Dim Point As New com.sun.star.awt.Point
	Dim Size As New com.sun.star.awt.Size

    'create new Layers with circles on them
    for i = 5 to 31
        oNL = oLM.insertNewByIndex(i)      
        oNL.Name="L" + str(i)

		Point.y = 1000
		Point.x =  i * 1000 - 4000
		Size.Width = 1000
		Size.Height = 1000
	 
		CircleShape = oDoc.createInstance("com.sun.star.drawing.EllipseShape")
		CircleShape.Size = Size
		circleShape.Position = Point
	 
		CircleShape.FillStyle = com.sun.star.drawing.FillStyle.SOLID
		CircleShape.FillColor = RGB(255,0,0)
		'oPage0.add(CircleShape)  
		oDoc.DrawPages.page1.add(CircleShape)        
	    oLM.attachShapeToLayer(CircleShape, oNL)            
	next i        
end sub

sub remove_layer

	msgbox "Remove Layer"
	
	oDoc = ThisComponent
	oPages = oDoc.DrawPages()
	'msgbox oPages.Count
	oPage0 = oPages.getByIndex(0)
	
	oDoc.setTitle("27 Circles")	
    oLM = oDoc.getLayerManager()
    'msgbox oLM.DBG_Properties
    'msgbox oLM.DBG_Methods

    layer_count	 = oLM.getCount()
    msgbox "layer_count: " + layer_count ' 32 From 0 to 31
        
    'oLM.dispose(oLM.getByIndex(31))
    'oLM.remove(oLM.getByIndex(31))
    layer_count	 = oLM.getCount()
    msgbox "layer_count: " + layer_count ' 32 From 0 to 31    
    
end sub

Sub ButtonPushEvent(ev as com.sun.star.awt.ActionEvent)
	'Launch the dialog box
	'Msgbox ev.Source.Model.Name
	'Msgbox "Launch Dialog box"
	'Without using "LoadDialog" you can call the code as follows:
	oDoc = ThisComponent
	oPages = oDoc.DrawPages()
	'msgbox oPages.Count
	oPage0 = oPages.getByIndex(0)
	
	oDoc.setTitle("27 Circles")	

    oLM = oDoc.getLayerManager()

	DialogLibraries.LoadLibrary("Standard")
	oDialog1 = CreateUnoDialog(DialogLibraries.Standard.Dialog1)
	'msgbox oDialog1.DBG_Properties
	'msgbox oDialog1.DesignMode()
	'msgbox oDialog1.DBG_Methods	
	oDialog1.Title = "27 Circles"
	' Supply appropriate labels		
	oCmdButton = oDialog1.getControl("B1")
	oCmdButton.setLabel("Display")	
	oCmdButton = oDialog1.getControl("B2")
	oCmdButton.setLabel("Hide")	
	oCmdButton = oDialog1.getControl("B3")
	oCmdButton.setLabel("fps18")
	oCmdButton = oDialog1.getControl("B4")
	oCmdButton.setLabel("fps24")
	oCmdButton = oDialog1.getControl("B5")
	oCmdButton.setLabel("fps48")
	oCmdButton = oDialog1.getControl("B6")
	oCmdButton.setLabel("48/100 x 5")	
	
	'msgbox oCmdButton.DBG_Properties
	'msgbox oCmdButton.DBG_Methods	

	oDialog1.Execute()
  
End Sub

Sub DialogButtonPushEvent(ev as com.sun.star.awt.ActionEvent)
  'msgbox ev.Source.Model.Name
  Select Case ev.Source.Model.Name
  
  	Case "B1"
  		'msgbox "B1"
  		call display_all
  	Case "B2"
  		'msgbox "B2"
  		call clear_all

  	Case "B3"
  		'msgbox "B3"
  		call fps18

  	Case "B4"
  		'msgbox "B4"
  		call fps24

  	Case "B5"
  		'msgbox "B5"
  		call fps48
	Case "B6"
		'msgbox "B6"
		call fps48_continuous
  		  		  		  		
    Case Else
    	msgbox "another button"
  End Select
  
End Sub

sub display_all
	'Display all the layers / circles
    lm_count = oLM.getCount()
	'msgbox lm_count
	for i = 5 to lm_count -1
	    oLM.getByIndex(i).IsVisible = True
	next
	
	' oPage0.getByIndex(0) is the text box at bottom of page	
	element = oPage0.getByIndex(0)
	element.setString("Display All")
		
end sub

sub clear_all	

	oLM = oDoc.getLayerManager()
	' Hide all the layers / circles	
    lm_count = oLM.getCount()
	'msgbox lm_count '106 only use the first 35?
	for i = 5 to lm_count -1
	    oLM.getByIndex(i).IsVisible = False
	next
	
	' oPage0.getByIndex(0) is the text box at bottom of page
	element = oPage0.getByIndex(0)
	element.setString("Hidden")

end sub

sub fps18
	'Display circles at a frame rate of 18 fps
	call clear_all
    lm_count = oLM.getCount()
	
	' oPage0.getByIndex(0) is the text box at bottom of page
	element = oPage0.getByIndex(0)
	element.setString("18 Frames per second. 55 millisecs")
		
	oLM.getByIndex(5).IsVisible = True	
	wait 3000	
	for i = 6 to lm_count -1
	    oLM.getByIndex(i).IsVisible = True
	    oLM.getByIndex(i -1).IsVisible = False
	    wait 55 '55 milisec 1000/18   
	next	
end sub

sub fps24
	'Display circles at a frame rate of 24 fps
	call clear_all	
    lm_count = oLM.getCount()
    
	' oPage0.getByIndex(0) is the text box at bottom of page
	element = oPage0.getByIndex(0)
	element.setString("24 Frames per second. 41 millisecs")    

	oLM.getByIndex(5).IsVisible = True
	wait 3000	
	for i = 6 to lm_count -1
	    oLM.getByIndex(i).IsVisible = True
	    oLM.getByIndex(i -1).IsVisible = False
	    wait 41 '40 milisec 1000/24   
	next	
end sub

sub fps48
	'Display circles at a frame rate of 48 fps
	call clear_all	
    lm_count = oLM.getCount()
    
	' oPage0.getByIndex(0) is the text box at bottom of page
	element = oPage0.getByIndex(0)
	element.setString("48 Frames per second. 21 millisecs")    

	oLM.getByIndex(5).IsVisible = True
	wait 3000	
	for i = 6 to lm_count -1
	    oLM.getByIndex(i).IsVisible = True
	    oLM.getByIndex(i -1).IsVisible = False
	    wait 21 '21 milisec 1000/48   
	next	
end sub

sub fps48_continuous
	'Display circles at a frame rate of 48 fps continuously x 5
	call clear_all	
    lm_count = oLM.getCount()
    
	' oPage0.getByIndex(0) is the text box at bottom of page
	element = oPage0.getByIndex(0)
	element.setString("48 Frames per second / 100 fps. 21 millisecs / 10 millisecs")    

	oLM.getByIndex(5).IsVisible = True
	wait 3000
	for i = 0 to 4
		for j = 6 to lm_count -1
	    	oLM.getByIndex(j).IsVisible = True
	    	oLM.getByIndex(j -1).IsVisible = False
	    	wait 21 '21 milisec 1000/48   
		next	

		for j = lm_count - 2 to 5 step - 1
	    	oLM.getByIndex(j).IsVisible = True
	    	oLM.getByIndex(j + 1).IsVisible = False
	    	wait 10 '21 milisec 1000/48   
		next		
	next i	
end sub
	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3" dlg:top="54" dlg:width="69" dlg:height="118" dlg:closeable="true" dlg:moveable="true">
  <dlg:bulletinboard>
    <dlg:button dlg:id="B1" dlg:tab-index="0" dlg:left="4" dlg:top="3" dlg:width="63" dlg:height="12" dlg:value="B1">
      <script:event script:event-name="on-performaction" script:macro-name="vnd.sun.star.script:Standard.Module1.DialogButtonPushEvent?language=Basic&amp;location=document" script:language="Script"/>
    </dlg:button>
    <dlg:button dlg:id="B2" dlg:tab-index="1" dlg:left="4" dlg:top="19" dlg:width="63" dlg:height="14" dlg:value="B2">
      <script:event script:event-name="on-performaction" script:macro-name="vnd.sun.star.script:Standard.Module1.DialogButtonPushEvent?language=Basic&amp;location=document" script:language="Script"/>
    </dlg:button>
    <dlg:button dlg:id="B3" dlg:tab-index="2" dlg:left="4" dlg:top="39" dlg:width="63" dlg:height="14" dlg:value="B3">
      <script:event script:event-name="on-performaction" script:macro-name="vnd.sun.star.script:Standard.Module1.DialogButtonPushEvent?language=Basic&amp;location=document" script:language="Script"/>
    </dlg:button>
    <dlg:button dlg:id="B4" dlg:tab-index="3" dlg:left="4" dlg:top="59" dlg:width="63" dlg:height="14" dlg:value="B4">
      <script:event script:event-name="on-performaction" script:macro-name="vnd.sun.star.script:Standard.Module1.DialogButtonPushEvent?language=Basic&amp;location=document" script:language="Script"/>
    </dlg:button>
    <dlg:button dlg:id="B5" dlg:tab-index="4" dlg:left="4" dlg:top="81" dlg:width="63" dlg:height="14" dlg:value="B5">
      <script:event script:event-name="on-performaction" script:macro-name="vnd.sun.star.script:Standard.Module1.DialogButtonPushEvent?language=Basic&amp;location=document" script:language="Script"/>
    </dlg:button>
    <dlg:button dlg:id="B6" dlg:tab-index="5" dlg:left="4" dlg:top="101" dlg:width="63" dlg:height="14" dlg:value="B6">
      <script:event script:event-name="on-performaction" script:macro-name="vnd.sun.star.script:Standard.Module1.DialogButtonPushEvent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